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download and install: <text:a xlink:type="simple" xlink:href="http://stanbol.apache.org/docs/trunk/tutorial.html">http://stanbol.apache.org/docs/trunk/tutorial.html</text:a></text:p>
      <text:p text:style-name="Standard">Skip tests for installing: mvn -DskipTests clean install</text:p>
      <text:p text:style-name="Standard">An example of correct RDF format: <text:a xlink:type="simple" xlink:href="http://downloads.dbpedia.org/preview.php?file=3.8_sl_en_sl_labels_en.nt.bz2">http://downloads.dbpedia.org/preview.php?file=3.8_sl_en_sl_labels_en.nt.bz2</text:a></text:p>
      <text:p text:style-name="Standard">which looks like: </text:p>
      <text:p text:style-name="P1">&lt;http://dbpedia.org/resource/AbbeY&gt; &lt;http://www.w3.org/2000/01/rdf-schema#label&gt; "AbbeY"@en .</text:p>
      <text:p text:style-name="P2">&lt;http://dbpedia.org/resource/AbboT&gt; &lt;http://www.w3.org/2000/01/rdf-schema#label&gt; "AbboT"@en .</text:p>
      <text:p text:style-name="Standard">for configuring and using ManagedSItes see <text:a xlink:type="simple" xlink:href="http://stanbol.apache.org/docs/trunk/components/entityhub/managedsite.html">http://stanbol.apache.org/docs/trunk/components/entityhub/managedsite.html</text:a></text:p>
      <text:p text:style-name="Standard"/>
      <text:p text:style-name="Standard">to change the active port for Apache Stanbol : -p <text:tab/>port</text:p>
      <text:p text:style-name="Standard">curl -i -X PUT -H "Content-Type: text/rdf+n3" -T {file.rdf} "<text:a xlink:type="simple" xlink:href="http://5.9.86.210:8082/entityhub/entity">http://5.9.86.210:8082/entityhub/entity</text:a>"</text:p>
      <text:p text:style-name="Standard"/>
      <text:p text:style-name="Standard">label based search is an other topic:</text:p>
      <text:p text:style-name="Standard">curl "http://dev.iks-project.eu:8080/entityhub/entity?id=http://fa.wikipedia.org/wiki/del_(دستور)"</text:p>
      <text:p text:style-name="Standard">curl -X POST -d "name=دستور&amp;field=http://www.w3.org/2000/01/rdf-schema#label" <text:a xlink:type="simple" xlink:href="http://dev.iks-project.eu:8080/entityhub/find">http://dev.iks-project.eu:8080/entityhub/fin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</meta:initial-creator>
    <meta:creation-date>2013-01-14T16:58:40</meta:creation-date>
    <dc:date>2013-01-14T17:10:11</dc:date>
    <dc:creator>Amin </dc:creator>
    <meta:editing-duration>P0D</meta:editing-duration>
    <meta:editing-cycles>1</meta:editing-cycles>
    <meta:document-statistic meta:table-count="0" meta:image-count="0" meta:object-count="0" meta:page-count="1" meta:paragraph-count="12" meta:word-count="75" meta:character-count="981" meta:non-whitespace-character-count="914"/>
    <meta:generator>LibreOffice/3.5$Linux_x86 LibreOffice_project/350m1$Build-2</meta:generator>
  </office:meta>
</office:document-meta>
</file>